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6pt"/>
    </style:style>
    <style:style style:name="co3" style:family="table-column">
      <style:table-column-properties fo:break-before="auto" style:column-width="14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21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V-in</text:p>
          </table:table-cell>
          <table:table-cell table:style-name="ce1" office:value-type="string" calcext:value-type="string">
            <text:p>Ground side split voltage</text:p>
          </table:table-cell>
          <table:table-cell table:style-name="ce1" office:value-type="string" calcext:value-type="string">
            <text:p>Supply side split voltage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table:number-columns-repeated="1019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A2] * ([.D2]/([.D2]+[.E2]))" office:value-type="float" office:value="3" calcext:value-type="float">
            <text:p>3.00</text:p>
          </table:table-cell>
          <table:table-cell table:formula="of:=[.A2] * ([.E2]/([.D2]+[.E2]))" office:value-type="float" office:value="5.4" calcext:value-type="float">
            <text:p>5.4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80000" calcext:value-type="float">
            <text:p>180,00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 * ([.D3]/([.D3]+[.E3]))" office:value-type="float" office:value="3.57142857142857" calcext:value-type="float">
            <text:p>3.57</text:p>
          </table:table-cell>
          <table:table-cell table:formula="of:=[.A3] * ([.E3]/([.D3]+[.E3]))" office:value-type="float" office:value="6.42857142857143" calcext:value-type="float">
            <text:p>6.43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80000" calcext:value-type="float">
            <text:p>180,000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A4] * ([.D4]/([.D4]+[.E4]))" office:value-type="float" office:value="2.88372093023256" calcext:value-type="float">
            <text:p>2.88</text:p>
          </table:table-cell>
          <table:table-cell table:formula="of:=[.A4] * ([.E4]/([.D4]+[.E4]))" office:value-type="float" office:value="9.51627906976744" calcext:value-type="float">
            <text:p>9.52</text:p>
          </table:table-cell>
          <table:table-cell office:value-type="float" office:value="100000" calcext:value-type="float">
            <text:p>100,000</text:p>
          </table:table-cell>
          <table:table-cell office:value-type="float" office:value="330000" calcext:value-type="float">
            <text:p>330,000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A5] * ([.D5]/([.D5]+[.E5]))" office:value-type="float" office:value="3.36688741721854" calcext:value-type="float">
            <text:p>3.37</text:p>
          </table:table-cell>
          <table:table-cell table:formula="of:=[.A5] * ([.E5]/([.D5]+[.E5]))" office:value-type="float" office:value="9.03311258278146" calcext:value-type="float">
            <text:p>9.03</text:p>
          </table:table-cell>
          <table:table-cell office:value-type="float" office:value="82000" calcext:value-type="float">
            <text:p>82,000</text:p>
          </table:table-cell>
          <table:table-cell office:value-type="float" office:value="220000" calcext:value-type="float">
            <text:p>220,000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A6] * ([.D6]/([.D6]+[.E6]))" office:value-type="float" office:value="3.96462585034014" calcext:value-type="float">
            <text:p>3.96</text:p>
          </table:table-cell>
          <table:table-cell table:formula="of:=[.A6] * ([.E6]/([.D6]+[.E6]))" office:value-type="float" office:value="8.43537414965986" calcext:value-type="float">
            <text:p>8.44</text:p>
          </table:table-cell>
          <table:table-cell office:value-type="float" office:value="47000" calcext:value-type="float">
            <text:p>47,000</text:p>
          </table:table-cell>
          <table:table-cell office:value-type="float" office:value="100000" calcext:value-type="float">
            <text:p>100,000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A7] * ([.D7]/([.D7]+[.E7]))" office:value-type="float" office:value="2.46796116504854" calcext:value-type="float">
            <text:p>2.47</text:p>
          </table:table-cell>
          <table:table-cell table:formula="of:=[.A7] * ([.E7]/([.D7]+[.E7]))" office:value-type="float" office:value="9.93203883495146" calcext:value-type="float">
            <text:p>9.93</text:p>
          </table:table-cell>
          <table:table-cell office:value-type="float" office:value="82000" calcext:value-type="float">
            <text:p>82,000</text:p>
          </table:table-cell>
          <table:table-cell office:value-type="float" office:value="330000" calcext:value-type="float">
            <text:p>330,000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A8] * ([.D8]/([.D8]+[.E8]))" office:value-type="float" office:value="2.17543859649123" calcext:value-type="float">
            <text:p>2.18</text:p>
          </table:table-cell>
          <table:table-cell table:formula="of:=[.A8] * ([.E8]/([.D8]+[.E8]))" office:value-type="float" office:value="10.2245614035088" calcext:value-type="float">
            <text:p>10.22</text:p>
          </table:table-cell>
          <table:table-cell office:value-type="float" office:value="100000" calcext:value-type="float">
            <text:p>100,000</text:p>
          </table:table-cell>
          <table:table-cell office:value-type="float" office:value="470000" calcext:value-type="float">
            <text:p>470,00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4:09:17.503146619</meta:creation-date>
    <dc:date>2018-12-09T15:13:42.894192331</dc:date>
    <meta:editing-duration>PT43M45S</meta:editing-duration>
    <meta:editing-cycles>1</meta:editing-cycles>
    <meta:document-statistic meta:table-count="1" meta:cell-count="40" meta:object-count="0"/>
    <meta:generator>LibreOffice/6.1.3.2$Linux_X86_64 LibreOffice_project/10$Build-2</meta:generator>
  </office:meta>
</office:document-meta>
</file>